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ffc" officeooo:paragraph-rsid="00026ffc"/>
    </style:style>
    <style:style style:name="P2" style:family="paragraph" style:parent-style-name="Standard">
      <style:text-properties officeooo:rsid="00026ffc" officeooo:paragraph-rsid="00026ffc"/>
    </style:style>
    <style:style style:name="P3" style:family="paragraph" style:parent-style-name="Standard">
      <style:text-properties officeooo:rsid="00048d6f" officeooo:paragraph-rsid="00048d6f"/>
    </style:style>
    <style:style style:name="P4" style:family="paragraph" style:parent-style-name="Standard">
      <style:text-properties officeooo:rsid="0004bbf1" officeooo:paragraph-rsid="0004bbf1"/>
    </style:style>
    <style:style style:name="P5" style:family="paragraph" style:parent-style-name="Standard">
      <style:text-properties officeooo:rsid="0005fa98" officeooo:paragraph-rsid="0005fa98"/>
    </style:style>
    <style:style style:name="P6" style:family="paragraph" style:parent-style-name="Standard">
      <style:text-properties officeooo:rsid="00066a86" officeooo:paragraph-rsid="00066a86"/>
    </style:style>
    <style:style style:name="T1" style:family="text">
      <style:text-properties officeooo:rsid="00026ffc"/>
    </style:style>
    <style:style style:name="T2" style:family="text">
      <style:text-properties officeooo:rsid="00039bc0"/>
    </style:style>
    <style:style style:name="T3" style:family="text">
      <style:text-properties officeooo:rsid="0004b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----<text:span text:style-name="T1">JSON----</text:span></text:p>
      <text:p text:style-name="Standard"/>
      <text:p text:style-name="P1">1) Programa que liste tod<text:span text:style-name="T2">as las pedanías de</text:span> los mercados.</text:p>
      <text:p text:style-name="P1">2)Programa que muestre el numero de puesto en cada mercado.</text:p>
      <text:p text:style-name="P1">3)<text:span text:style-name="T2">Introduce un identificador(DIA DE LA SEMANA) y muestra los mercados que montan los puestos ese día.</text:span></text:p>
      <text:p text:style-name="P3">4)Introduce una subcadena y si coincide con la pedania de los mercados muestre la direccion.</text:p>
      <text:p text:style-name="P3">5) Muestres los mercados en cuyo numero de puestos sea mayor a 18.</text:p>
      <text:p text:style-name="P3"/>
      <text:p text:style-name="P3">----<text:span text:style-name="T3">XML---</text:span></text:p>
      <text:p text:style-name="P3"/>
      <text:p text:style-name="P4">1)Listar todos los clubs.</text:p>
      <text:p text:style-name="P4">2)Muesta el nombre de cada club y su numero de registro.</text:p>
      <text:p text:style-name="P4">3) Introducir el nombre de un club y mostrar su dirección.</text:p>
      <text:p text:style-name="P5">4)Introduce una subcadena , en el caso que coincida con un numero de teléfono muestre de que club se trata.</text:p>
      <text:p text:style-name="P6">5)Muestra los clubs que su numero de telefono sea un telefono fijo (empiecen por 9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camargo </meta:initial-creator>
    <meta:creation-date>2017-02-22T19:38:54.839799999</meta:creation-date>
    <dc:date>2017-02-24T10:45:28.688596542</dc:date>
    <dc:creator>alvarocamargo </dc:creator>
    <meta:editing-duration>PT40M5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2" meta:word-count="129" meta:character-count="726" meta:non-whitespace-character-count="611"/>
  </office:meta>
</office:document-meta>
</file>